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55f9f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55f9f" officeooo:paragraph-rsid="00155f9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ab96c" officeooo:paragraph-rsid="001ab96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21253e" officeooo:paragraph-rsid="0021253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55f9f" officeooo:paragraph-rsid="00155f9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55f9f" officeooo:paragraph-rsid="00155f9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ab96c" officeooo:paragraph-rsid="001ab96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19fbb" officeooo:paragraph-rsid="002260c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officeooo:rsid="00155f9f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76f8b" officeooo:paragraph-rsid="00176f8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ab96c" officeooo:paragraph-rsid="001ab96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abb18" officeooo:paragraph-rsid="001abb1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76f8b"/>
    </style:style>
    <style:style style:name="P14" style:family="paragraph" style:parent-style-name="Standard">
      <style:paragraph-properties fo:text-align="start" style:justify-single-word="false"/>
      <style:text-properties officeooo:paragraph-rsid="0019ebde"/>
    </style:style>
    <style:style style:name="P15" style:family="paragraph" style:parent-style-name="Standard">
      <style:paragraph-properties fo:text-align="center" style:justify-single-word="false"/>
      <style:text-properties officeooo:paragraph-rsid="002260c2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155f9f" officeooo:paragraph-rsid="00155f9f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normal" officeooo:rsid="00155f9f" officeooo:paragraph-rsid="00155f9f" style:font-size-asian="10.5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2pt" fo:font-weight="normal" officeooo:rsid="00155f9f" officeooo:paragraph-rsid="00155f9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55f9f" officeooo:paragraph-rsid="00155f9f" style:font-size-asian="10.5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weight="normal" officeooo:rsid="001ab96c" officeooo:paragraph-rsid="001ab96c" style:font-size-asian="10.5pt" style:font-weight-asian="normal" style:font-size-complex="12pt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fo:font-size="12pt" fo:font-weight="normal" officeooo:rsid="001ab96c" officeooo:paragraph-rsid="001ab96c" style:font-size-asian="10.5pt" style:font-weight-asian="normal" style:font-size-complex="12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fo:font-size="12pt" fo:font-weight="normal" officeooo:rsid="00219fbb" officeooo:paragraph-rsid="00219fbb" style:font-size-asian="10.5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2pt" fo:font-weight="normal" officeooo:rsid="002260c2" officeooo:paragraph-rsid="002260c2" style:font-size-asian="10.5pt" style:font-weight-asian="normal" style:font-size-complex="12pt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fo:font-size="12pt" fo:font-weight="normal" officeooo:rsid="001abb18" officeooo:paragraph-rsid="001abb18" style:font-size-asian="10.5pt" style:font-weight-asian="normal" style:font-size-complex="12pt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fo:font-size="12pt" fo:font-weight="normal" officeooo:rsid="00176f8b" officeooo:paragraph-rsid="001abb18" style:font-size-asian="10.5pt" style:font-weight-asian="normal" style:font-size-complex="12pt" style:font-weight-complex="normal"/>
    </style:style>
    <style:style style:name="P26" style:family="paragraph" style:parent-style-name="Standard" style:list-style-name="L11">
      <style:paragraph-properties fo:text-align="start" style:justify-single-word="false"/>
      <style:text-properties fo:font-size="12pt" fo:font-weight="normal" officeooo:rsid="00176f8b" officeooo:paragraph-rsid="00176f8b" style:font-size-asian="10.5pt" style:font-weight-asian="normal" style:font-size-complex="12pt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fo:font-size="12pt" fo:font-weight="normal" officeooo:rsid="001dfe60" officeooo:paragraph-rsid="001dfe60" style:font-size-asian="10.5pt" style:font-weight-asian="normal" style:font-size-complex="12pt" style:font-weight-complex="normal"/>
    </style:style>
    <style:style style:name="P28" style:family="paragraph" style:parent-style-name="Standard" style:list-style-name="L10">
      <style:paragraph-properties fo:text-align="start" style:justify-single-word="false"/>
      <style:text-properties fo:font-size="12pt" fo:font-weight="normal" officeooo:rsid="0019ebde" officeooo:paragraph-rsid="0019ebde" style:font-size-asian="10.5pt" style:font-weight-asian="normal" style:font-size-complex="12pt" style:font-weight-complex="normal"/>
    </style:style>
    <style:style style:name="P29" style:family="paragraph" style:parent-style-name="Standard" style:list-style-name="L11">
      <style:paragraph-properties fo:text-align="start" style:justify-single-word="false"/>
      <style:text-properties fo:font-size="12pt" fo:font-weight="normal" officeooo:rsid="001805ea" officeooo:paragraph-rsid="001805ea" style:font-size-asian="10.5pt" style:font-weight-asian="normal" style:font-size-complex="12pt" style:font-weight-complex="normal"/>
    </style:style>
    <style:style style:name="P30" style:family="paragraph" style:parent-style-name="Standard" style:list-style-name="L12">
      <style:paragraph-properties fo:text-align="start" style:justify-single-word="false"/>
      <style:text-properties fo:font-size="12pt" fo:font-weight="normal" officeooo:rsid="00226a3c" officeooo:paragraph-rsid="00226a3c" style:font-size-asian="10.5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fo:font-size="12pt" fo:font-weight="normal" officeooo:rsid="00155f9f" officeooo:paragraph-rsid="00155f9f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officeooo:rsid="00155f9f" officeooo:paragraph-rsid="00155f9f"/>
    </style:style>
    <style:style style:name="P33" style:family="paragraph" style:parent-style-name="Standard" style:list-style-name="L5">
      <style:paragraph-properties fo:text-align="start" style:justify-single-word="false"/>
      <style:text-properties officeooo:paragraph-rsid="00176f8b"/>
    </style:style>
    <style:style style:name="P34" style:family="paragraph" style:parent-style-name="Standard" style:list-style-name="L7">
      <style:paragraph-properties fo:text-align="start" style:justify-single-word="false"/>
      <style:text-properties officeooo:paragraph-rsid="002260c2"/>
    </style:style>
    <style:style style:name="P35" style:family="paragraph" style:parent-style-name="Standard">
      <style:paragraph-properties fo:text-align="center" style:justify-single-word="false"/>
      <style:text-properties officeooo:paragraph-rsid="00155f9f"/>
    </style:style>
    <style:style style:name="P36" style:family="paragraph" style:parent-style-name="Standard">
      <style:paragraph-properties fo:text-align="center" style:justify-single-word="false"/>
      <style:text-properties fo:font-size="14pt" fo:font-weight="bold" officeooo:rsid="00226a3c" officeooo:paragraph-rsid="00226a3c" style:font-size-asian="12.25pt" style:font-weight-asian="bold" style:font-size-complex="14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55f9f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19fbb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260c2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76f8b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ab96c" style:font-size-asian="12pt" style:font-weight-asian="normal" style:font-size-complex="12pt" style:font-weight-complex="normal"/>
    </style:style>
    <style:style style:name="T7" style:family="text">
      <style:text-properties fo:font-size="12pt" fo:font-weight="bold" officeooo:rsid="0019ebde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1abb18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176f8b" style:font-size-asian="10.5pt" style:font-weight-asian="bold" style:font-size-complex="12pt" style:font-weight-complex="bold"/>
    </style:style>
    <style:style style:name="T10" style:family="text">
      <style:text-properties officeooo:rsid="001e750f"/>
    </style:style>
    <style:style style:name="T11" style:family="text">
      <style:text-properties fo:font-size="14pt" fo:font-weight="bold" officeooo:rsid="0021253e" style:font-size-asian="12.25pt" style:font-weight-asian="bold" style:font-size-complex="14pt" style:font-weight-complex="bold"/>
    </style:style>
    <style:style style:name="T12" style:family="text">
      <style:text-properties fo:font-size="14pt" fo:font-weight="bold" officeooo:rsid="002260c2" style:font-size-asian="12.25pt" style:font-weight-asian="bold" style:font-size-complex="14pt" style:font-weight-complex="bold"/>
    </style:style>
    <style:style style:name="T13" style:family="text">
      <style:text-properties fo:font-size="14pt" fo:font-weight="bold" officeooo:rsid="00155f9f" style:font-size-asian="12.25pt" style:font-weight-asian="bold" style:font-size-complex="14pt" style:font-weight-complex="bold"/>
    </style:style>
    <style:style style:name="T14" style:family="text">
      <style:text-properties fo:font-size="14pt" fo:font-weight="bold" officeooo:rsid="00226a3c" style:font-size-asian="12.25pt" style:font-weight-asian="bold" style:font-size-complex="14pt" style:font-weight-complex="bold"/>
    </style:style>
    <style:style style:name="T15" style:family="text">
      <style:text-properties officeooo:rsid="00226a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azione newCarsMarketPlace</text:p>
      <text:p text:style-name="P1"/>
      <text:p text:style-name="P2">Generale</text:p>
      <text:p text:style-name="P2"/>
      <text:list xml:id="list1806133444" text:style-name="L1">
        <text:list-item>
          <text:p text:style-name="P16">Deve essere implementato ngrx</text:p>
        </text:list-item>
      </text:list>
      <text:p text:style-name="P2">Dati Mock</text:p>
      <text:p text:style-name="P6"/>
      <text:list xml:id="list2744442266" text:style-name="L2">
        <text:list-item>
          <text:p text:style-name="P32"><text:span text:style-name="T2">I </text:span><text:span text:style-name="T1">rating devono essere sul venditore e non sull’auto.</text:span></text:p>
        </text:list-item>
      </text:list>
      <text:p text:style-name="P9"/>
      <text:p text:style-name="P2">Navbar</text:p>
      <text:p text:style-name="P2"/>
      <text:list xml:id="list4055466059" text:style-name="L3">
        <text:list-item>
          <text:p text:style-name="P17">va benissimo la navbar di CarsMarketPlace</text:p>
          <text:p text:style-name="P17"/>
        </text:list-item>
      </text:list>
      <text:p text:style-name="P3">Pagina Home</text:p>
      <text:p text:style-name="P3"/>
      <text:list xml:id="list1994417539" text:style-name="L4">
        <text:list-item>
          <text:p text:style-name="P20">Ci saranno animazioni con frasi ad effetto sulle auto</text:p>
        </text:list-item>
      </text:list>
      <text:p text:style-name="P2"/>
      <text:p text:style-name="P2">Pagina Gallery</text:p>
      <text:p text:style-name="P2"/>
      <text:list xml:id="list1941260510" text:style-name="L5">
        <text:list-item>
          <text:p text:style-name="P31">Nella gallery ci sono le cards che saranno sempre lo stesso componente dedicato.</text:p>
        </text:list-item>
        <text:list-item>
          <text:p text:style-name="P31">All’ inteno della card ci sarà il componente di visualizzazione rating</text:p>
        </text:list-item>
        <text:list-item>
          <text:p text:style-name="P31">Deve avere le card in lazy loading, non intendo il componente ma le cards che sono fuori schermo.</text:p>
        </text:list-item>
        <text:list-item>
          <text:p text:style-name="P33"><text:span text:style-name="T5">Sul lato sinistro ci saranno i filtri e il componente </text:span><text:span text:style-name="T6">RecentlySeen</text:span></text:p>
        </text:list-item>
      </text:list>
      <text:p text:style-name="P5"/>
      <text:p text:style-name="P35"><text:span text:style-name="T13">Pagina </text:span><text:span text:style-name="T14">MyProfile</text:span></text:p>
      <text:p text:style-name="P2"/>
      <text:list xml:id="list197559450" text:style-name="L6">
        <text:list-item>
          <text:p text:style-name="P18">Ci saranno i componenti per la visualizzazione di auto in vendita, auto osservate, auto viste di recente.</text:p>
        </text:list-item>
        <text:list-item>
          <text:p text:style-name="P18">Il componente di auto viste di recente sarà come in CarsMarketPlace, sul lato sinistro in verticale, gli altri due saranno nel contenier principale al centro della pagina.</text:p>
        </text:list-item>
      </text:list>
      <text:p text:style-name="P5"/>
      <text:p text:style-name="P36">Pagina User Profile</text:p>
      <text:p text:style-name="P36"/>
      <text:list xml:id="list2469110697" text:style-name="L12">
        <text:list-item>
          <text:p text:style-name="P30">Gallery delle auto vendute dall’ user</text:p>
        </text:list-item>
      </text:list>
      <text:p text:style-name="P5"/>
      <text:p text:style-name="P4">Pagina Buy Car</text:p>
      <text:list xml:id="list611483713" text:style-name="L7">
        <text:list-item>
          <text:p text:style-name="P22">Ci sarà la foto dell’auto da comprare, il prezzo, quello scontato e un pulsante buy</text:p>
        </text:list-item>
        <text:list-item>
          <text:p text:style-name="P22">Dopo l’acquisto sarà possibile dare il rating dopodiche ci sarà un redirect alla homepage</text:p>
        </text:list-item>
      </text:list>
      <text:p text:style-name="P5"/>
      <text:p text:style-name="P15"><text:span text:style-name="T11">Pagina </text:span><text:span text:style-name="T12">Car</text:span></text:p>
      <text:list xml:id="list94056060274001" text:continue-numbering="true" text:style-name="L7">
        <text:list-item>
          <text:p text:style-name="P34"><text:span text:style-name="T3">Ci sar</text:span><text:span text:style-name="T4">anno le 3 foto dell’auto, i prezzi, il nome del venditore con il rating, un pulsante buy</text:span></text:p>
        </text:list-item>
        <text:list-item>
          <text:p text:style-name="P23">Owl carousel delle cars simili</text:p>
        </text:list-item>
      </text:list>
      <text:p text:style-name="P8"/>
      <text:p text:style-name="P11">Componente UserProfile</text:p>
      <text:list xml:id="list1941623302" text:style-name="L8">
        <text:list-item>
          <text:p text:style-name="P21">Sarà in lazy loading</text:p>
        </text:list-item>
        <text:list-item>
          <text:p text:style-name="P21">Ci saranno i componenti figli CarsForSale, ObservedCars, RecentlySeen</text:p>
        </text:list-item>
      </text:list>
      <text:p text:style-name="P7"/>
      <text:p text:style-name="P12">Componente CarsForSale</text:p>
      <text:list xml:id="list3100504496" text:style-name="L9">
        <text:list-item>
          <text:p text:style-name="P24"><text:soft-page-break/>Ci sarà la possibilità di editare lo sconto</text:p>
        </text:list-item>
        <text:list-item>
          <text:p text:style-name="P25">Non c’è nessun componente figlio</text:p>
        </text:list-item>
        <text:list-item>
          <text:p text:style-name="P25">Le cards saranno costruite in questo componente</text:p>
        </text:list-item>
        <text:list-item>
          <text:p text:style-name="P27">Le cards conterranno foto, marca e modello, prezzo e prezzo scontato, username del venditore, rating, numero di compratori che lo <text:span text:style-name="T10">stanno osservando e pulsante “buy”.</text:span></text:p>
        </text:list-item>
      </text:list>
      <text:p text:style-name="P7"/>
      <text:p text:style-name="P14"><text:span text:style-name="T7">Componente </text:span><text:span text:style-name="T8">CarC</text:span><text:span text:style-name="T7">ard</text:span></text:p>
      <text:list xml:id="list1368407590" text:style-name="L10">
        <text:list-item>
          <text:p text:style-name="P28">La card sarà composta da foto, prezzo, prezzo scontato, marca e modello, username venditore, componente di rating, pulsante “osserva”.</text:p>
        </text:list-item>
      </text:list>
      <text:p text:style-name="P10"/>
      <text:p text:style-name="P13"><text:span text:style-name="T9">Componente </text:span><text:span text:style-name="T8">R</text:span><text:span text:style-name="T9">ecentlySeen</text:span></text:p>
      <text:list xml:id="list3091968077" text:style-name="L11">
        <text:list-item>
          <text:p text:style-name="P26">Non c’è nessun componente figlio</text:p>
        </text:list-item>
        <text:list-item>
          <text:p text:style-name="P26">Le cards saranno costruite in questo componente</text:p>
        </text:list-item>
        <text:list-item>
          <text:p text:style-name="P26">Saranno visualizzate max 5 cards</text:p>
        </text:list-item>
        <text:list-item>
          <text:p text:style-name="P29">Le cards conterranno foto, modello, prezzo e prezzo scontato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28T15:33:07.937167961</meta:creation-date>
    <dc:date>2020-09-03T09:40:54.030698405</dc:date>
    <meta:editing-duration>PT40M24S</meta:editing-duration>
    <meta:editing-cycles>12</meta:editing-cycles>
    <meta:generator>LibreOffice/6.4.5.1$Linux_X86_64 LibreOffice_project/40$Build-1</meta:generator>
    <meta:document-statistic meta:table-count="0" meta:image-count="0" meta:object-count="0" meta:page-count="2" meta:paragraph-count="41" meta:word-count="340" meta:character-count="2030" meta:non-whitespace-character-count="1757"/>
  </office:meta>
</office:document-meta>
</file>